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rst Time Login.</text:p>
      <text:p text:style-name="Standard"/>
      <text:p text:style-name="Standard">Welcome, new junior safarian, to the Learn 2 Math Safari school. My name is Timothy Buttersworth and I will be helping you to learn 2 math. Haha. That's a little joke we say around here. From here you can go to any of our 3 grade group areas.</text:p>
      <text:p text:style-name="Standard"/>
      <text:p text:style-name="Standard">Returning user</text:p>
      <text:p text:style-name="Standard">Welcome back. Are you ready to continue to learn 2 math? If so choose a grade.</text:p>
      <text:p text:style-name="Standard"/>
      <text:p text:style-name="Standard">Coins without pass</text:p>
      <text:p text:style-name="Standard">The good old wishing watering hole. This is where Junior safarian like yourself learn the different type of coins and how much there worth.</text:p>
      <text:p text:style-name="Standard"/>
      <text:p text:style-name="Standard">Coins Test</text:p>
      <text:p text:style-name="Standard">Test Time! This test will ask you to identify coins by name and there values. </text:p>
      <text:p text:style-name="Standard"/>
      <text:p text:style-name="Standard">Compare without pass</text:p>
      <text:p text:style-name="Standard">Welcome to the Compare valley. Here giraffe and Hippo are having a number war and safarian come and get a quick brush up on there comparing skills.</text:p>
      <text:p text:style-name="Standard"/>
      <text:p text:style-name="Standard">Compare test</text:p>
      <text:p text:style-name="Standard">Test Time! This test will ask you to compare the number of giraffe and hippos in the valley at one time.</text:p>
      <text:p text:style-name="Standard"/>
      <text:p text:style-name="Standard">Counting without pass</text:p>
      <text:p text:style-name="Standard">Here we are at the Counting zoo. Junior safarian count wily giraffes. Good Luck they like to hide in groups.</text:p>
      <text:p text:style-name="Standard"/>
      <text:p text:style-name="Standard">Counting Test</text:p>
      <text:p text:style-name="Standard">Test Time! This test will ask you to count giraffes up to 20.</text:p>
      <text:p text:style-name="Standard"/>
      <text:p text:style-name="Standard">Estimate without pass</text:p>
      <text:p text:style-name="Standard">Gah! The Estimatery Gardens I hate this place. Its all about making “educated guess” which is not my thing. Tell you the truth I never pass this course.</text:p>
      <text:p text:style-name="Standard"/>
      <text:p text:style-name="Standard">Estimate Test</text:p>
      <text:p text:style-name="Standard">Test Time! This test will ask you to estimate the number of giraffes by grouping them and guessing the total amount.</text:p>
      <text:p text:style-name="Standard"/>
      <text:p text:style-name="Standard">Numbers without pass</text:p>
      <text:p text:style-name="Standard">The Buttersworth Gallery of Numbers may personal favorite. Not the brag but I that the best numberer there ever was. The secret is to remember which word goes to which number.</text:p>
      <text:p text:style-name="Standard"/>
      <text:p text:style-name="Standard">Number test</text:p>
      <text:p text:style-name="Standard">Test Time! This test will ask you to identify numbers by symbol and word. Although you'll never beat my best score.</text:p>
      <text:p text:style-name="Standard"/>
      <text:p text:style-name="Standard"/>
      <text:p text:style-name="Standard"/>
      <text:p text:style-name="Standard"/>
      <text:p text:style-name="Standard"><text:soft-page-break/>Problem</text:p>
      <text:p text:style-name="Standard">Welcome to the jungle we've got fun and games! Like addition and subtraction! Piano Action! It's fun to rhyme.</text:p>
      <text:p text:style-name="Standard"/>
      <text:p text:style-name="Standard">Problem test</text:p>
      <text:p text:style-name="Standard">Test Time! This test will ask you to do addition and subtraction. It maybe hard so I don't want to be a distraction!</text:p>
      <text:p text:style-name="Standard"/>
      <text:p text:style-name="Standard">Sequences</text:p>
      <text:p text:style-name="Standard">Oh Boy, the ice cream shop. I'd get you some but its animals only. But it does give us the chance to learn about Sequences by counting where the animal is in line.</text:p>
      <text:p text:style-name="Standard"/>
      <text:p text:style-name="Standard">Sequence Test</text:p>
      <text:p text:style-name="Standard">Test Time! This test will ask you to find the position that a animal has in line for ice cream.</text:p>
      <text:p text:style-name="Standard"/>
      <text:p text:style-name="Standard">Whole</text:p>
      <text:p text:style-name="Standard">Its the kitchen. Here we can learn about wholes and halve while getting a little hungry.</text:p>
      <text:p text:style-name="Standard"/>
      <text:p text:style-name="Standard">Whole test</text:p>
      <text:p text:style-name="Standard">Test Time! This test will ask you to count whole and halves. Careful they question can be a bit trick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ic sullivan</meta:initial-creator>
    <meta:creation-date>2015-04-28T00:16:36.61</meta:creation-date>
    <meta:document-statistic meta:table-count="0" meta:image-count="0" meta:object-count="0" meta:page-count="2" meta:paragraph-count="36" meta:word-count="455" meta:character-count="2436"/>
    <dc:date>2015-04-28T03:39:32.76</dc:date>
    <dc:creator>eric sullivan</dc:creator>
    <meta:editing-duration>PT35M55S</meta:editing-duration>
    <meta:editing-cycles>1</meta:editing-cycles>
    <meta:generator>OpenOffice/4.1.0$Win32 OpenOffice.org_project/410m18$Build-9764</meta:generator>
  </office:meta>
</office:document-meta>
</file>